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Cambria" svg:font-family="Cambria"/>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ymbol" svg:font-family="Symbol"/>
    <style:font-face style:name="Times" svg:font-family="Times"/>
    <style:font-face style:name="Times New Roman" svg:font-family="'Times New Roman'"/>
    <style:font-face style:name="Trebuchet MS" svg:font-family="'Trebuchet MS'"/>
  </office:font-face-decls>
  <office:automatic-styles>
    <style:style style:name="Table1" style:family="table">
      <style:table-properties style:width="6.6931in" style:rel-width="100%" table:align="center"/>
    </style:style>
    <style:style style:name="Table1.A" style:family="table-column">
      <style:table-column-properties style:column-width="6.6931in" style:rel-column-width="65535*"/>
    </style:style>
    <style:style style:name="Table1.A1" style:family="table-cell">
      <style:table-cell-properties fo:padding-left="0.0354in" fo:padding-right="0.0382in" fo:padding-top="0.0382in" fo:padding-bottom="0.0382in" fo:border="1pt solid #000001"/>
    </style:style>
    <style:style style:name="Table1.A2" style:family="table-cell">
      <style:table-cell-properties fo:padding-left="0.0354in" fo:padding-right="0.0382in" fo:padding-top="0in" fo:padding-bottom="0.0382in" fo:border-left="1pt solid #000001" fo:border-right="1pt solid #000001" fo:border-top="none" fo:border-bottom="1pt solid #000001"/>
    </style:style>
    <style:style style:name="Table1.A3" style:family="table-cell">
      <style:table-cell-properties fo:background-color="#ff9900" fo:padding-left="0.0354in" fo:padding-right="0.0382in" fo:padding-top="0in" fo:padding-bottom="0.0382in" fo:border-left="1pt solid #000001" fo:border-right="1pt solid #000001" fo:border-top="none" fo:border-bottom="1pt solid #000001">
        <style:background-image/>
      </style:table-cell-properties>
    </style:style>
    <style:style style:name="Table1.A4" style:family="table-cell">
      <style:table-cell-properties fo:background-color="#ffcc99" fo:padding-left="0.0354in" fo:padding-right="0.0382in" fo:padding-top="0in" fo:padding-bottom="0.0382in" fo:border-left="1pt solid #000001" fo:border-right="1pt solid #000001" fo:border-top="none" fo:border-bottom="1pt solid #000001">
        <style:background-image/>
      </style:table-cell-properties>
    </style:style>
    <style:style style:name="Table1.A5" style:family="table-cell">
      <style:table-cell-properties fo:background-color="#ccffff" fo:padding-left="0.0354in" fo:padding-right="0.0382in" fo:padding-top="0in" fo:padding-bottom="0.0382in" fo:border-left="1pt solid #000001" fo:border-right="1pt solid #000001" fo:border-top="none" fo:border-bottom="1pt solid #000001">
        <style:background-image/>
      </style:table-cell-properties>
    </style:style>
    <style:style style:name="Table1.A7" style:family="table-cell">
      <style:table-cell-properties fo:background-color="#ffcc99" fo:padding-left="0.0354in" fo:padding-right="0.0382in" fo:padding-top="0in" fo:padding-bottom="0.0382in" fo:border-left="1pt solid #000001" fo:border-right="1pt solid #000001" fo:border-top="none" fo:border-bottom="1pt solid #ccffcc">
        <style:background-image/>
      </style:table-cell-properties>
    </style:style>
    <style:style style:name="Table1.A8" style:family="table-cell">
      <style:table-cell-properties fo:background-color="#ccffff" fo:padding-left="0.0354in" fo:padding-right="0.0382in" fo:padding-top="0in" fo:padding-bottom="0.0382in" fo:border-left="1pt solid #ccffcc" fo:border-right="1pt solid #ccffcc" fo:border-top="none" fo:border-bottom="1pt solid #ccffcc">
        <style:background-image/>
      </style:table-cell-properties>
    </style:style>
    <style:style style:name="Table1.A14" style:family="table-cell">
      <style:table-cell-properties fo:background-color="#ffff99" fo:padding-left="0.0354in" fo:padding-right="0.0382in" fo:padding-top="0in" fo:padding-bottom="0.0382in" fo:border-left="1pt solid #000001" fo:border-right="1pt solid #000001" fo:border-top="none" fo:border-bottom="1pt solid #000001">
        <style:background-image/>
      </style:table-cell-properties>
    </style:style>
    <style:style style:name="Table1.A17" style:family="table-cell">
      <style:table-cell-properties fo:background-color="#ffffff" fo:padding-left="0.0354in" fo:padding-right="0.0382in" fo:padding-top="0in" fo:padding-bottom="0.0382in" fo:border-left="1pt solid #000001" fo:border-right="1pt solid #000001" fo:border-top="none" fo:border-bottom="1pt solid #000001">
        <style:background-image/>
      </style:table-cell-properties>
    </style:style>
    <style:style style:name="Table1.A23" style:family="table-cell">
      <style:table-cell-properties fo:background-color="#f3f3f3" fo:padding-left="0.0354in" fo:padding-right="0.0382in" fo:padding-top="0in" fo:padding-bottom="0.0382in" fo:border-left="1pt solid #000001" fo:border-right="1pt solid #000001" fo:border-top="none" fo:border-bottom="1pt solid #000001">
        <style:background-image/>
      </style:table-cell-properties>
    </style:style>
    <style:style style:name="P1" style:family="paragraph" style:parent-style-name="Heading_20_1">
      <style:paragraph-properties fo:margin-left="0in" fo:margin-right="0in" fo:margin-top="0.3335in" fo:margin-bottom="0in" style:contextual-spacing="false" fo:text-align="center" style:justify-single-word="false" fo:text-indent="0in" style:auto-text-indent="false"/>
      <style:text-properties fo:color="#345a8a" loext:opacity="100%" style:font-name="Trebuchet MS" fo:font-size="11pt" fo:font-weight="bold"/>
    </style:style>
    <style:style style:name="P2" style:family="paragraph" style:parent-style-name="Heading_20_2">
      <style:paragraph-properties fo:margin-left="0in" fo:margin-right="0in" fo:text-align="end" style:justify-single-word="false" fo:text-indent="0in" style:auto-text-indent="false"/>
      <style:text-properties fo:color="#243f60" loext:opacity="100%" style:font-name="Trebuchet MS" fo:font-size="9pt" fo:font-weight="normal"/>
    </style:style>
    <style:style style:name="P3" style:family="paragraph" style:parent-style-name="Heading_20_2">
      <style:paragraph-properties fo:margin-left="0.5in" fo:margin-right="0in" fo:text-indent="0in" style:auto-text-indent="false"/>
    </style:style>
    <style:style style:name="P4" style:family="paragraph" style:parent-style-name="Heading_20_2">
      <style:paragraph-properties fo:margin-left="0in" fo:margin-right="0in" fo:text-align="center" style:justify-single-word="false" fo:text-indent="0in" style:auto-text-indent="false"/>
      <style:text-properties fo:color="#000099" loext:opacity="100%"/>
    </style:style>
    <style:style style:name="P5" style:family="paragraph" style:parent-style-name="Heading_20_5">
      <style:paragraph-properties fo:margin-left="0in" fo:margin-right="0in" fo:margin-top="0.139in" fo:margin-bottom="0in" style:contextual-spacing="false" fo:text-align="justify" style:justify-single-word="false" fo:text-indent="0in" style:auto-text-indent="false"/>
      <style:text-properties fo:color="#243f60" loext:opacity="100%" style:font-name="Calibri" fo:font-size="12pt" fo:font-weight="normal"/>
    </style:style>
    <style:style style:name="P6" style:family="paragraph" style:parent-style-name="Standard">
      <style:paragraph-properties fo:margin-top="0in" fo:margin-bottom="0.1965in" style:contextual-spacing="false" style:writing-mode="lr-tb"/>
    </style:style>
    <style:style style:name="P7" style:family="paragraph" style:parent-style-name="Table_20_Contents">
      <style:paragraph-properties fo:margin-top="0in" fo:margin-bottom="0.1965in" style:contextual-spacing="false"/>
    </style:style>
    <style:style style:name="P8" style:family="paragraph" style:parent-style-name="Table_20_Contents">
      <style:paragraph-properties fo:margin-left="0in" fo:margin-right="0in" fo:margin-top="0in" fo:margin-bottom="0in" style:contextual-spacing="false" fo:text-indent="0in" style:auto-text-indent="false"/>
    </style:style>
    <style:style style:name="P9"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0" loext:opacity="100%" style:font-name="Trebuchet MS" fo:font-size="14pt" fo:font-style="italic" style:text-underline-style="solid" style:text-underline-width="auto" style:text-underline-color="font-color"/>
    </style:style>
    <style:style style:name="P10" style:family="paragraph" style:parent-style-name="Table_20_Contents">
      <style:paragraph-properties fo:margin-left="0in" fo:margin-right="0in" fo:margin-top="0in" fo:margin-bottom="0in" style:contextual-spacing="false" style:line-height-at-least="0.2083in" fo:text-align="justify" style:justify-single-word="false" fo:text-indent="0in" style:auto-text-indent="false"/>
    </style:style>
    <style:style style:name="P11" style:family="paragraph" style:parent-style-name="Table_20_Contents">
      <style:paragraph-properties fo:margin-left="0.5in" fo:margin-right="0in" fo:margin-top="0in" fo:margin-bottom="0in" style:contextual-spacing="false" style:line-height-at-least="0.2083in" fo:text-align="justify" style:justify-single-word="false" fo:text-indent="0in" style:auto-text-indent="false"/>
    </style:style>
    <style:style style:name="P12" style:family="paragraph" style:parent-style-name="Table_20_Contents">
      <style:paragraph-properties fo:margin-left="0in" fo:margin-right="0in" fo:margin-top="0in" fo:margin-bottom="0in" style:contextual-spacing="false" style:line-height-at-least="0.2083in" fo:text-align="justify" style:justify-single-word="false" fo:text-indent="0in" style:auto-text-indent="false"/>
      <style:text-properties style:font-name="Liberation Serif1" fo:font-size="12pt"/>
    </style:style>
    <style:style style:name="P13" style:family="paragraph" style:parent-style-name="Table_20_Contents">
      <style:paragraph-properties fo:margin-left="0in" fo:margin-right="0in" fo:margin-top="0.111in" fo:margin-bottom="0in" style:contextual-spacing="false" style:line-height-at-least="0.1665in" fo:text-align="justify" style:justify-single-word="false" fo:text-indent="0in" style:auto-text-indent="false"/>
      <style:text-properties style:font-name="Liberation Serif1" fo:font-size="12pt"/>
    </style:style>
    <style:style style:name="P14" style:family="paragraph" style:parent-style-name="Table_20_Contents">
      <style:paragraph-properties fo:margin-left="2.6528in" fo:margin-right="0in" fo:margin-top="0in" fo:margin-bottom="0in" style:contextual-spacing="false" fo:text-align="justify" style:justify-single-word="false" fo:text-indent="0in" style:auto-text-indent="false"/>
      <style:text-properties style:font-name="Liberation Serif1" fo:font-size="12pt"/>
    </style:style>
    <style:style style:name="P15" style:family="paragraph" style:parent-style-name="Table_20_Contents" style:list-style-name="L2">
      <style:paragraph-properties fo:margin-left="0in" fo:margin-right="0in" fo:margin-top="0in" fo:margin-bottom="0in" style:contextual-spacing="false" fo:text-align="justify" style:justify-single-word="false" fo:text-indent="0in" style:auto-text-indent="false"/>
      <style:text-properties style:font-name="Liberation Serif1" fo:font-size="12pt"/>
    </style:style>
    <style:style style:name="P16"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Liberation Serif1" fo:font-size="12pt"/>
    </style:style>
    <style:style style:name="P17"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Liberation Serif1" fo:font-size="11pt" style:text-underline-style="solid" style:text-underline-width="auto" style:text-underline-color="font-color"/>
    </style:style>
    <style:style style:name="P18" style:family="paragraph" style:parent-style-name="Table_20_Contents">
      <style:paragraph-properties fo:margin-left="0in" fo:margin-right="0in" fo:margin-top="0in" fo:margin-bottom="0in" style:contextual-spacing="false" style:line-height-at-least="0.2083in" fo:text-align="justify" style:justify-single-word="false" fo:text-indent="0in" style:auto-text-indent="false"/>
      <style:text-properties style:font-name="Trebuchet MS" fo:font-size="11pt"/>
    </style:style>
    <style:style style:name="P19"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Trebuchet MS" fo:font-size="11pt"/>
    </style:style>
    <style:style style:name="P20" style:family="paragraph" style:parent-style-name="Table_20_Contents" style:list-style-name="L1">
      <style:paragraph-properties fo:margin-left="0in" fo:margin-right="0in" fo:margin-top="0in" fo:margin-bottom="0in" style:contextual-spacing="false" fo:text-align="justify" style:justify-single-word="false" fo:text-indent="0in" style:auto-text-indent="false"/>
      <style:text-properties style:font-name="Trebuchet MS" fo:font-size="11pt"/>
    </style:style>
    <style:style style:name="P21" style:family="paragraph" style:parent-style-name="Table_20_Contents" style:list-style-name="L2">
      <style:paragraph-properties fo:margin-left="0in" fo:margin-right="0in" fo:margin-top="0in" fo:margin-bottom="0in" style:contextual-spacing="false" fo:text-align="justify" style:justify-single-word="false" fo:text-indent="0in" style:auto-text-indent="false"/>
      <style:text-properties style:font-name="Trebuchet MS" fo:font-size="11pt"/>
    </style:style>
    <style:style style:name="P22" style:family="paragraph" style:parent-style-name="Table_20_Contents">
      <style:paragraph-properties fo:margin-left="0.4937in" fo:margin-right="0in" fo:margin-top="0in" fo:margin-bottom="0in" style:contextual-spacing="false" fo:text-align="justify" style:justify-single-word="false" fo:text-indent="0in" style:auto-text-indent="false"/>
      <style:text-properties style:font-name="Trebuchet MS" fo:font-size="11pt"/>
    </style:style>
    <style:style style:name="P23"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font-name="Trebuchet MS" fo:font-size="10pt"/>
    </style:style>
    <style:style style:name="P24" style:family="paragraph" style:parent-style-name="Table_20_Contents">
      <style:paragraph-properties fo:margin-left="0in" fo:margin-right="0in" fo:margin-top="0in" fo:margin-bottom="0in" style:contextual-spacing="false" fo:text-align="justify" style:justify-single-word="false" fo:text-indent="0in" style:auto-text-indent="false"/>
    </style:style>
    <style:style style:name="P25" style:family="paragraph" style:parent-style-name="Table_20_Contents">
      <style:paragraph-properties fo:margin-left="2.6528in" fo:margin-right="0in" fo:margin-top="0in" fo:margin-bottom="0in" style:contextual-spacing="false" fo:text-align="justify" style:justify-single-word="false" fo:text-indent="0in" style:auto-text-indent="false"/>
    </style:style>
    <style:style style:name="P26" style:family="paragraph" style:parent-style-name="Table_20_Contents">
      <style:paragraph-properties fo:margin-left="0.0016in" fo:margin-right="0in" fo:margin-top="0in" fo:margin-bottom="0in" style:contextual-spacing="false" fo:text-align="justify" style:justify-single-word="false" fo:text-indent="0in" style:auto-text-indent="false"/>
    </style:style>
    <style:style style:name="P27" style:family="paragraph" style:parent-style-name="Table_20_Contents">
      <style:paragraph-properties fo:margin-left="0.4937in" fo:margin-right="0in" fo:margin-top="0in" fo:margin-bottom="0in" style:contextual-spacing="false" fo:text-align="justify" style:justify-single-word="false" fo:text-indent="0in" style:auto-text-indent="false"/>
    </style:style>
    <style:style style:name="P28" style:family="paragraph" style:parent-style-name="Table_20_Contents">
      <style:paragraph-properties fo:margin-left="0.5in" fo:margin-right="0in" fo:margin-top="0in" fo:margin-bottom="0in" style:contextual-spacing="false" fo:text-align="justify" style:justify-single-word="false" fo:text-indent="0in" style:auto-text-indent="false"/>
    </style:style>
    <style:style style:name="P29" style:family="paragraph" style:parent-style-name="Table_20_Contents">
      <style:paragraph-properties fo:margin-left="0in" fo:margin-right="0in" fo:margin-top="0in" fo:margin-bottom="0.1965in" style:contextual-spacing="false" fo:text-align="justify" style:justify-single-word="false" fo:text-indent="0in" style:auto-text-indent="false"/>
      <style:text-properties style:font-name="Times" fo:font-size="10pt"/>
    </style:style>
    <style:style style:name="P30" style:family="paragraph" style:parent-style-name="Table_20_Contents">
      <style:paragraph-properties fo:margin-left="0in" fo:margin-right="0in" fo:margin-top="0in" fo:margin-bottom="0.0972in" style:contextual-spacing="false" style:line-height-at-least="0.1945in" fo:text-align="justify" style:justify-single-word="false" fo:text-indent="0in" style:auto-text-indent="false"/>
      <style:text-properties style:font-name="Times" fo:font-size="10pt"/>
    </style:style>
    <style:style style:name="P31" style:family="paragraph" style:parent-style-name="Table_20_Contents">
      <loext:graphic-properties draw:fill="solid" draw:fill-color="#ffffff" draw:opacity="100%"/>
      <style:paragraph-properties fo:margin-left="0in" fo:margin-right="0in" fo:margin-top="0in" fo:margin-bottom="0.1965in" style:contextual-spacing="false" style:line-height-at-least="0.1945in" fo:text-align="center" style:justify-single-word="false" fo:text-indent="0in" style:auto-text-indent="false" fo:background-color="#ffffff"/>
      <style:text-properties style:font-name="Times" fo:font-size="10pt"/>
    </style:style>
    <style:style style:name="P32"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style:font-name="Times" fo:font-size="10pt"/>
    </style:style>
    <style:style style:name="P33"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font-name="Trebuchet MS" fo:font-size="12pt" fo:font-weight="bold"/>
    </style:style>
    <style:style style:name="P34"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14pt" fo:font-weight="bold"/>
    </style:style>
    <style:style style:name="P35"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font-name="Trebuchet MS" fo:font-size="14pt" fo:font-weight="bold"/>
    </style:style>
    <style:style style:name="P36"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11pt" fo:font-weight="bold"/>
    </style:style>
    <style:style style:name="P37" style:family="paragraph" style:parent-style-name="Table_20_Contents">
      <style:paragraph-properties fo:margin-left="0in" fo:margin-right="0in" fo:margin-top="0in" fo:margin-bottom="0in" style:contextual-spacing="false" fo:text-align="center" style:justify-single-word="false" fo:text-indent="0in" style:auto-text-indent="false"/>
      <style:text-properties fo:color="#000099" loext:opacity="100%" style:font-name="Trebuchet MS" fo:font-size="11pt"/>
    </style:style>
    <style:style style:name="P38" style:family="paragraph" style:parent-style-name="Table_20_Contents">
      <style:paragraph-properties fo:margin-left="0in" fo:margin-right="0in" fo:margin-top="0in" fo:margin-bottom="0.1965in" style:contextual-spacing="false" style:line-height-at-least="0.1665in" fo:text-indent="0in" style:auto-text-indent="false"/>
      <style:text-properties fo:color="#000099" loext:opacity="100%" style:font-name="Trebuchet MS" fo:font-size="11pt"/>
    </style:style>
    <style:style style:name="P39" style:family="paragraph" style:parent-style-name="Table_20_Contents">
      <style:paragraph-properties fo:margin-left="0in" fo:margin-right="0in" fo:margin-top="0in" fo:margin-bottom="0.1965in" style:contextual-spacing="false" style:line-height-at-least="0.1665in" fo:text-align="center" style:justify-single-word="false" fo:text-indent="0in" style:auto-text-indent="false"/>
      <style:text-properties fo:color="#000099" loext:opacity="100%" style:font-name="Trebuchet MS" fo:font-size="11pt" fo:font-style="italic"/>
    </style:style>
    <style:style style:name="P40"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10pt"/>
    </style:style>
    <style:style style:name="P41" style:family="paragraph" style:parent-style-name="Table_20_Contents">
      <style:paragraph-properties fo:margin-left="0in" fo:margin-right="0in" fo:margin-top="0in" fo:margin-bottom="0.1965in" style:contextual-spacing="false" fo:text-indent="0in" style:auto-text-indent="false"/>
      <style:text-properties fo:color="#000099" loext:opacity="100%" style:font-name="Trebuchet MS" fo:font-size="9pt"/>
    </style:style>
    <style:style style:name="P42"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9pt" fo:font-style="italic"/>
    </style:style>
    <style:style style:name="P43"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font-name="Trebuchet MS" fo:font-size="9pt"/>
    </style:style>
    <style:style style:name="P44"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fo:color="#000099" loext:opacity="100%"/>
    </style:style>
    <style:style style:name="P45" style:family="paragraph" style:parent-style-name="Table_20_Contents">
      <style:paragraph-properties fo:margin-left="0in" fo:margin-right="0in" fo:margin-top="0in" fo:margin-bottom="0.1965in" style:contextual-spacing="false" style:line-height-at-least="0.1665in" fo:text-align="center" style:justify-single-word="false" fo:text-indent="0in" style:auto-text-indent="false"/>
      <style:text-properties fo:color="#000099" loext:opacity="100%" style:text-underline-style="solid" style:text-underline-width="auto" style:text-underline-color="font-color"/>
    </style:style>
    <style:style style:name="P46" style:family="paragraph" style:parent-style-name="Table_20_Contents">
      <style:paragraph-properties fo:margin-left="0in" fo:margin-right="0in" fo:margin-top="0in" fo:margin-bottom="0.1665in" style:contextual-spacing="false" style:line-height-at-least="0.1945in" fo:text-align="justify" style:justify-single-word="false" fo:text-indent="0in" style:auto-text-indent="false"/>
    </style:style>
    <style:style style:name="P47" style:family="paragraph" style:parent-style-name="Table_20_Contents">
      <style:paragraph-properties fo:margin-left="0in" fo:margin-right="0in" fo:margin-top="0in" fo:margin-bottom="0in" style:contextual-spacing="false" fo:text-align="justify" style:justify-single-word="false" fo:text-indent="0in" style:auto-text-indent="false"/>
      <style:text-properties style:text-underline-style="solid" style:text-underline-width="auto" style:text-underline-color="font-color"/>
    </style:style>
    <style:style style:name="P48"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font-name="Trebuchet MS" fo:font-size="11pt" style:text-underline-style="solid" style:text-underline-width="auto" style:text-underline-color="font-color" fo:font-weight="bold"/>
    </style:style>
    <style:style style:name="P49" style:family="paragraph" style:parent-style-name="Table_20_Contents">
      <style:paragraph-properties fo:margin-left="0in" fo:margin-right="0in" fo:margin-top="0in" fo:margin-bottom="0in" style:contextual-spacing="false" style:line-height-at-least="0.1945in" fo:text-align="center" style:justify-single-word="false" fo:text-indent="0in" style:auto-text-indent="false"/>
      <style:text-properties fo:color="#000000" loext:opacity="100%" style:font-name="Trebuchet MS" fo:font-size="10pt" style:text-underline-style="solid" style:text-underline-width="auto" style:text-underline-color="font-color" fo:font-weight="bold"/>
    </style:style>
    <style:style style:name="P50" style:family="paragraph" style:parent-style-name="Table_20_Contents">
      <style:paragraph-properties fo:margin-left="0in" fo:margin-right="0in" fo:margin-top="0in" fo:margin-bottom="0.0972in" style:contextual-spacing="false" style:line-height-at-least="0.1945in" fo:text-align="center" style:justify-single-word="false" fo:text-indent="0in" style:auto-text-indent="false"/>
      <style:text-properties fo:color="#000000" loext:opacity="100%"/>
    </style:style>
    <style:style style:name="P51" style:family="paragraph" style:parent-style-name="Table_20_Contents">
      <style:paragraph-properties fo:margin-left="0.5in" fo:margin-right="0in" fo:margin-top="0in" fo:margin-bottom="0in" style:contextual-spacing="false" fo:text-align="justify" style:justify-single-word="false" fo:text-indent="0in" style:auto-text-indent="false"/>
      <style:text-properties fo:color="#000000" loext:opacity="100%"/>
    </style:style>
    <style:style style:name="P52" style:family="paragraph" style:parent-style-name="Table_20_Contents">
      <style:paragraph-properties fo:margin-left="0.2972in" fo:margin-right="0in" fo:margin-top="0in" fo:margin-bottom="0.1965in" style:contextual-spacing="false" fo:text-indent="0.2953in" style:auto-text-indent="false"/>
    </style:style>
    <style:style style:name="P53" style:family="paragraph" style:parent-style-name="Table_20_Contents">
      <style:paragraph-properties fo:margin-left="0.4937in" fo:margin-right="0in" fo:margin-top="0in" fo:margin-bottom="0in" style:contextual-spacing="false" fo:text-indent="0in" style:auto-text-indent="false"/>
    </style:style>
    <style:style style:name="P54"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style>
    <style:style style:name="P55"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font-name="Trebuchet MS" fo:font-size="8pt" fo:language="en" fo:country="US"/>
    </style:style>
    <style:style style:name="P56"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color="#17365d" loext:opacity="100%"/>
    </style:style>
    <style:style style:name="P57" style:family="paragraph" style:parent-style-name="Text_20_body">
      <style:paragraph-properties fo:margin-left="0.4165in" fo:margin-right="0in" fo:margin-top="0in" fo:margin-bottom="0in" style:contextual-spacing="false" fo:text-align="justify" style:justify-single-word="false" fo:text-indent="0in" style:auto-text-indent="false" style:writing-mode="lr-tb"/>
      <style:text-properties style:font-name="Cambria" fo:font-size="12pt" fo:language="en" fo:country="US"/>
    </style:style>
    <style:style style:name="T1" style:family="text">
      <style:text-properties fo:font-variant="normal" fo:text-transform="none" fo:color="#000090" loext:opacity="100%"/>
    </style:style>
    <style:style style:name="T2" style:family="text">
      <style:text-properties fo:font-variant="normal" fo:text-transform="none" style:font-name="Symbol" fo:font-size="11pt"/>
    </style:style>
    <style:style style:name="T3" style:family="text">
      <style:text-properties fo:color="#000090" loext:opacity="100%"/>
    </style:style>
    <style:style style:name="T4" style:family="text">
      <style:text-properties fo:color="#000090" loext:opacity="100%" style:font-name="Trebuchet MS" fo:font-size="14pt" fo:font-style="italic" style:text-underline-style="solid" style:text-underline-width="auto" style:text-underline-color="font-color"/>
    </style:style>
    <style:style style:name="T5" style:family="text">
      <style:text-properties fo:color="#000090" loext:opacity="100%" style:text-line-through-style="none" style:text-line-through-type="none" style:text-underline-style="none" style:text-blinking="false"/>
    </style:style>
    <style:style style:name="T6" style:family="text">
      <style:text-properties fo:font-style="italic"/>
    </style:style>
    <style:style style:name="T7" style:family="text">
      <style:text-properties fo:font-style="italic" fo:font-weight="bold"/>
    </style:style>
    <style:style style:name="T8" style:family="text">
      <style:text-properties style:font-name="Trebuchet MS"/>
    </style:style>
    <style:style style:name="T9" style:family="text">
      <style:text-properties style:font-name="Trebuchet MS" fo:font-size="10.5pt"/>
    </style:style>
    <style:style style:name="T10" style:family="text">
      <style:text-properties style:font-name="Trebuchet MS" fo:font-size="11pt"/>
    </style:style>
    <style:style style:name="T11" style:family="text">
      <style:text-properties style:font-name="Trebuchet MS" fo:font-size="11pt" fo:language="es" fo:country="ES"/>
    </style:style>
    <style:style style:name="T12" style:family="text">
      <style:text-properties style:font-name="Trebuchet MS" fo:font-size="11pt" fo:font-style="italic"/>
    </style:style>
    <style:style style:name="T13" style:family="text">
      <style:text-properties style:font-name="Trebuchet MS" fo:font-size="11pt" fo:font-style="italic" fo:font-weight="bold"/>
    </style:style>
    <style:style style:name="T14" style:family="text">
      <style:text-properties style:font-name="Trebuchet MS" fo:font-size="11pt" fo:font-weight="bold"/>
    </style:style>
    <style:style style:name="T15" style:family="text">
      <style:text-properties style:font-name="Trebuchet MS" fo:font-size="12pt"/>
    </style:style>
    <style:style style:name="T16" style:family="text">
      <style:text-properties style:font-name="Trebuchet MS" fo:font-size="10pt"/>
    </style:style>
    <style:style style:name="T17" style:family="text">
      <style:text-properties style:font-name="Trebuchet MS" fo:font-size="9pt" fo:language="fr" fo:country="CA" fo:font-weight="bold"/>
    </style:style>
    <style:style style:name="T18" style:family="text">
      <style:text-properties fo:font-size="11pt" fo:font-style="italic"/>
    </style:style>
    <style:style style:name="T19" style:family="text">
      <style:text-properties fo:font-size="10.5pt"/>
    </style:style>
    <style:style style:name="T20" style:family="text">
      <style:text-properties fo:color="#0000ff" loext:opacity="100%"/>
    </style:style>
    <style:style style:name="T21" style:family="text">
      <style:text-properties fo:color="#0000ff" loext:opacity="100%" style:font-name="Liberation Serif1" fo:font-size="12pt"/>
    </style:style>
    <style:style style:name="T22" style:family="text">
      <style:text-properties fo:color="#0000ff" loext:opacity="100%" style:font-name="Trebuchet MS" fo:font-size="11pt"/>
    </style:style>
    <style:style style:name="T23" style:family="text">
      <style:text-properties fo:color="#0000ff" loext:opacity="100%" style:font-name="Trebuchet MS" fo:font-size="11pt" style:text-underline-style="solid" style:text-underline-width="auto" style:text-underline-color="font-color"/>
    </style:style>
    <style:style style:name="T24" style:family="text">
      <style:text-properties fo:color="#0000ff" loext:opacity="100%" style:font-name="Trebuchet MS" fo:font-size="11pt" style:text-underline-style="solid" style:text-underline-width="auto" style:text-underline-color="font-color" fo:font-weight="bold"/>
    </style:style>
    <style:style style:name="T25" style:family="text">
      <style:text-properties fo:color="#0000ff" loext:opacity="100%" style:font-name="Trebuchet MS" fo:font-size="10pt" style:text-underline-style="solid" style:text-underline-width="auto" style:text-underline-color="font-color"/>
    </style:style>
    <style:style style:name="T26" style:family="text">
      <style:text-properties fo:color="#0000ff" loext:opacity="100%" style:text-line-through-style="none" style:text-line-through-type="none" style:font-name="Trebuchet MS" fo:font-size="12pt" style:text-underline-style="none" style:text-blinking="false"/>
    </style:style>
    <style:style style:name="T27" style:family="text">
      <style:text-properties style:font-name="Liberation Serif1" fo:font-size="12pt"/>
    </style:style>
    <style:style style:name="T28" style:family="text">
      <style:text-properties fo:color="#800080" loext:opacity="100%" style:font-name="Trebuchet MS" fo:font-size="12pt" fo:font-weight="bold"/>
    </style:style>
    <style:style style:name="T29" style:family="text">
      <style:text-properties fo:color="#000099" loext:opacity="100%"/>
    </style:style>
    <style:style style:name="T30" style:family="text">
      <style:text-properties fo:color="#000099" loext:opacity="100%" style:font-name="Trebuchet MS" fo:font-weight="bold"/>
    </style:style>
    <style:style style:name="T31" style:family="text">
      <style:text-properties fo:color="#000099" loext:opacity="100%" style:font-name="Trebuchet MS" fo:font-size="14pt" fo:font-weight="bold"/>
    </style:style>
    <style:style style:name="T32" style:family="text">
      <style:text-properties fo:color="#000099" loext:opacity="100%" style:font-name="Trebuchet MS" fo:font-size="11pt"/>
    </style:style>
    <style:style style:name="T33" style:family="text">
      <style:text-properties fo:color="#000099" loext:opacity="100%" style:font-name="Trebuchet MS" fo:font-size="11pt" fo:font-weight="bold"/>
    </style:style>
    <style:style style:name="T34" style:family="text">
      <style:text-properties fo:color="#000099" loext:opacity="100%" style:font-name="Trebuchet MS" fo:font-size="10pt"/>
    </style:style>
    <style:style style:name="T35" style:family="text">
      <style:text-properties fo:color="#000099" loext:opacity="100%" style:font-name="Trebuchet MS" fo:font-size="10pt" style:rfc-language-tag="uz-Latn-UZ" fo:language="uz" fo:script="Latn" fo:country="UZ" style:text-underline-style="solid" style:text-underline-width="auto" style:text-underline-color="font-color"/>
    </style:style>
    <style:style style:name="T36" style:family="text">
      <style:text-properties fo:color="#000000" loext:opacity="100%"/>
    </style:style>
    <style:style style:name="T37" style:family="text">
      <style:text-properties fo:color="#000000" loext:opacity="100%" style:font-name="Liberation Serif1" fo:font-size="12pt"/>
    </style:style>
    <style:style style:name="T38" style:family="text">
      <style:text-properties fo:color="#000000" loext:opacity="100%" style:font-name="Trebuchet MS"/>
    </style:style>
    <style:style style:name="T39" style:family="text">
      <style:text-properties fo:color="#000000" loext:opacity="100%" style:font-name="Trebuchet MS" fo:font-size="12pt" fo:font-weight="bold"/>
    </style:style>
    <style:style style:name="T40" style:family="text">
      <style:text-properties fo:color="#000000" loext:opacity="100%" style:font-name="Trebuchet MS" fo:font-size="9pt" fo:font-style="italic"/>
    </style:style>
    <style:style style:name="T41" style:family="text">
      <style:text-properties fo:color="#000000" loext:opacity="100%" style:font-name="Trebuchet MS" fo:font-size="11pt"/>
    </style:style>
    <style:style style:name="T42" style:family="text">
      <style:text-properties fo:color="#000000" loext:opacity="100%" style:font-name="Trebuchet MS" fo:font-weight="bold"/>
    </style:style>
    <style:style style:name="T43" style:family="text">
      <style:text-properties fo:color="#000000" loext:opacity="100%" style:font-name="Trebuchet MS" fo:font-size="14pt"/>
    </style:style>
    <style:style style:name="T44" style:family="text">
      <style:text-properties style:font-name="Times" fo:font-size="11pt" fo:font-style="italic"/>
    </style:style>
    <style:style style:name="T45" style:family="text">
      <style:text-properties style:font-name="Helvetica" fo:font-size="11pt" fo:font-weight="bold"/>
    </style:style>
    <style:style style:name="T46" style:family="text">
      <style:text-properties fo:color="#ff0000" loext:opacity="100%" style:font-name="Trebuchet MS" fo:font-size="11pt"/>
    </style:style>
    <style:style style:name="T47" style:family="text">
      <style:text-properties style:font-name="Symbol" fo:font-size="11pt"/>
    </style:style>
    <style:style style:name="T48" style:family="text">
      <style:text-properties fo:color="#17365d" loext:opacity="100%"/>
    </style:style>
    <style:style style:name="T49" style:family="text">
      <style:text-properties fo:color="#17365d" loext:opacity="100%" style:font-name="Trebuchet MS" fo:font-size="8pt" fo:language="en" fo:country="US"/>
    </style:style>
    <style:style style:name="T50" style:family="text">
      <style:text-properties fo:color="#17365d" loext:opacity="100%" style:font-name="Trebuchet MS" fo:font-size="7.5pt" fo:font-style="italic"/>
    </style:style>
    <style:style style:name="T51" style:family="text">
      <style:text-properties fo:color="#17365d" loext:opacity="100%" style:font-name="Times New Roman" fo:font-size="7.5pt" fo:font-style="italic"/>
    </style:style>
    <style:style style:name="T52" style:family="text">
      <style:text-properties fo:color="#000080" loext:opacity="100%" style:font-name="Trebuchet MS" fo:font-size="11pt" fo:font-weight="bold"/>
    </style:style>
    <style:style style:name="T53" style:family="text">
      <style:text-properties fo:color="#000080" loext:opacity="100%" style:font-name="Trebuchet MS" fo:font-size="10pt"/>
    </style:style>
    <style:style style:name="T54" style:family="text">
      <style:text-properties fo:color="#000080" loext:opacity="100%" style:font-name="Trebuchet MS" fo:font-size="11p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
      <table:table table:name="Table1" table:style-name="Table1">
        <table:table-column table:style-name="Table1.A"/>
        <table:table-row>
          <table:table-cell table:style-name="Table1.A1" office:value-type="string">
            <text:p text:style-name="P9">La lettre de l’ACAT du 15 mars 2024 </text:p>
            <text:p text:style-name="P10"><text:span text:style-name="T3">–</text:span><text:span text:style-name="T1">                 </text:span><text:span text:style-name="T4">actions et prière- </text:span></text:p>
            <text:p text:style-name="P10"><text:span text:style-name="T3">–</text:span><text:span text:style-name="T1">                 </text:span><text:span text:style-name="T5"> </text:span></text:p>
            <text:h text:style-name="P5" text:outline-level="5"><text:span text:style-name="T18">Reviens de l’ardeur de ta colère, renonce au mal que tu veux faire à ton peuple. Souviens-toi de tes serviteurs, Abraham, Isaac et Israël, à qui tu as juré par toi-même : “Je multiplierai votre descendance comme les étoiles du ciel ; je donnerai, comme je l’ai dit, tout ce pays à vos descendants, et il sera pour toujours leur héritage.”</text:span> <text:line-break/><text:span text:style-name="T19">L</text:span><text:span text:style-name="T9">e Seigneur renonça au mal qu’il avait voulu faire à son peuple.</text:span> <text:span text:style-name="T10">« </text:span></text:h>
            <text:h text:style-name="P2" text:outline-level="2">Livre de l’Exode (32, 11-14) </text:h>
            <text:p text:style-name="P8"> </text:p>
          </table:table-cell>
        </table:table-row>
        <table:table-row>
          <table:table-cell table:style-name="Table1.A2" office:value-type="string">
            <text:p text:style-name="P18">Chers amis et destinataires de La Lettre, </text:p>
            <text:p text:style-name="P10"> </text:p>
            <text:p text:style-name="P18">Laissons tomber l’appellation Ides de mars, saisis par une superstition soudaine et terrifiante, dont nous n’avons pas besoin en ces jours.</text:p>
            <text:p text:style-name="P10"> </text:p>
            <text:p text:style-name="P10"><text:span text:style-name="T10">Écoutons plutôt attentivement la conversation de notre président </text:span><text:a xlink:type="simple" xlink:href="https://www.rcf.fr/actualite/lespace-europe-0?episode=459899" text:style-name="Internet_20_link" text:visited-style-name="Visited_20_Internet_20_Link"><text:span text:style-name="T23">Christophe avec Armel Niyongere</text:span></text:a><text:span text:style-name="T10">, président de l'ACAT-Burundi, qui nous entretient de la situation des droits humains au Burundi et les attentes de la société civile à l'égard de l'Union européenne. </text:span></text:p>
            <text:p text:style-name="P10"> </text:p>
            <text:p text:style-name="P18">Bien que nous aspirions à la Lumière, et alors que nous voulons faire entendre la voix des victimes, notre « travail » est un travail de l’ombre et accompli dans l’ombre, et souvent, dans le plus grand des silences, - qui peut non pas réifier, mais emplir et animer notre Carême-. Pour sortir de cette ombre, nous pensons peut-être partager (par des suppléments à la Lettre de l’ACAT) les résultats, nourris/surabondants, vous vous en doutez, de nos humbles recherches. En tout état de cause, nous voyons que les préoccupations des organisations de la société civile, dans la plupart des pays de la planète, font écho aux nôtres, en Belgique. Et que, pour parvenir à la fin des violations et à leur reconnaissance, la création de mécanismes indépendants et d’observateurs, et d’accès à l’information, ces dénominateurs communs et instruments de notre combat, est vitale, également pour que la démocratie retrouve son souffle.</text:p>
            <text:p text:style-name="P10"> </text:p>
            <text:p text:style-name="P18">Pour mener à bien ces missions, notre ACAT a évidemment besoin de forces vives et cherche constamment à se renouveler et à se dynamiser.</text:p>
            <text:p text:style-name="P12"><text:span text:style-name="T10">Aussi nous vous partageons sans hésiter une proposition reçue de la FIACAT pour une formation gratuite organisée en partenariat avec le Conseil de l’Europe et la Coalition mondiale contre la peine de mort, destinée aux jeunes vivant en Europe, âgés de 18 à 30 ans ( frais de déplacement et d’hébergement entièrement pris en charge, que nous vous prions de propager dans votre entourage.</text:span></text:p>
            <text:p text:style-name="P24"> </text:p>
            <text:p text:style-name="P29"><text:span text:style-name="T28">Merci de votre infaillible soutien et </text:span><text:span text:style-name="T8">à très bientôt, toujours en chemin de Carême, vers la Pâques du Seigneur et en attendant la grande fête des Rameaux.</text:span></text:p>
            <text:p text:style-name="P24"><text:soft-page-break/> </text:p>
            <text:p text:style-name="P23">Cécile Auriol (pour l’ACAT- Belgique) </text:p>
            <text:p text:style-name="P8"><text:span text:style-name="T16">En pièce-jointe, quelques articles, notamment (mais pas que) transmis par Dominique Deshayes, Coordinatrice droit des femmes chez Amnesty,</text:span><text:span text:style-name="T21"> </text:span><text:span text:style-name="T16">pour approfondir ou poursuivre notre réflexion; en lien, </text:span><text:a xlink:type="simple" xlink:href="https://www.lalibre.be/belgique/societe/2024/03/14/une-decision-grave-et-unique-prise-a-la-defense-apres-les-debordements-commis-dans-le-cadre-de-bizutages-6L7DNX7E3NBYFOQDFQRCHHFLPA/" text:style-name="Internet_20_link" text:visited-style-name="Visited_20_Internet_20_Link"><text:span text:style-name="T25">la révélation du scandale d’Amay et ses traitements cruels inhumains dégradants</text:span></text:a><text:span text:style-name="T16">, lequel n'a pu vous échapper, par la Dernière Heure.</text:span></text:p>
            <text:p text:style-name="P24"> </text:p>
          </table:table-cell>
        </table:table-row>
        <table:table-row>
          <table:table-cell table:style-name="Table1.A3" office:value-type="string">
            <text:p text:style-name="P34">Actions du mois</text:p>
          </table:table-cell>
        </table:table-row>
        <table:table-row>
          <table:table-cell table:style-name="Table1.A4" office:value-type="string">
            <text:p text:style-name="P46"><text:span text:style-name="T29">     </text:span><text:span text:style-name="T31">Venezuela                                                   </text:span><text:span text:style-name="T17">(</text:span><text:span text:style-name="T40">Amnesty)</text:span></text:p>
          </table:table-cell>
        </table:table-row>
        <table:table-row>
          <table:table-cell table:style-name="Table1.A5" office:value-type="string">
            <text:p text:style-name="P24"><text:span text:style-name="T33">Refus d’accès aux soins à plusieurs </text:span><text:a xlink:type="simple" xlink:href="http://dissident.es/" text:style-name="Internet_20_link" text:visited-style-name="Visited_20_Internet_20_Link"><text:span text:style-name="T52">dissident.es</text:span></text:a><text:span text:style-name="T33"> </text:span><text:a xlink:type="simple" xlink:href="http://xn--dtenu-bsa.es/" text:style-name="Internet_20_link" text:visited-style-name="Visited_20_Internet_20_Link"><text:span text:style-name="T52">détenu.es</text:span></text:a><text:span text:style-name="T33"> arbitrairement, et violations gravissimes des droits humains de ces personnes, et du droit international </text:span></text:p>
          </table:table-cell>
        </table:table-row>
        <table:table-row>
          <table:table-cell table:style-name="Table1.A3" office:value-type="string">
            <text:p text:style-name="P44"> </text:p>
            <text:p text:style-name="P24"><text:a xlink:type="simple" xlink:href="https://raw.githubusercontent.com/Nicolas-Grosjean/acat/main/2024/04/Venezuela_2024_04_AU.pdf" text:style-name="Internet_20_link" text:visited-style-name="Visited_20_Internet_20_Link"><text:span text:style-name="T53">Voici l’exposé du cas</text:span></text:a><text:span text:style-name="T34"> et l</text:span><text:a xlink:type="simple" xlink:href="https://github.com/Nicolas-Grosjean/acat/raw/main/2024/04/Venezuela_2024_04_lettre.docx" text:style-name="Internet_20_link" text:visited-style-name="Visited_20_Internet_20_Link"><text:span text:style-name="T53">a lettre y afférente, en espagnol</text:span></text:a><text:span text:style-name="T34">, à adresser à </text:span><text:span text:style-name="T11">Presidente Nicolás Maduro</text:span></text:p>
            <text:p text:style-name="P44"> </text:p>
          </table:table-cell>
        </table:table-row>
        <table:table-row>
          <table:table-cell table:style-name="Table1.A7" office:value-type="string">
            <text:p text:style-name="P24"><text:span text:style-name="T29">      </text:span><text:span text:style-name="T31">Syrie                                                    </text:span><text:span text:style-name="T34">(</text:span><text:span text:style-name="T40">ACAT France)</text:span></text:p>
          </table:table-cell>
        </table:table-row>
        <table:table-row>
          <table:table-cell table:style-name="Table1.A8" office:value-type="string">
            <text:p text:style-name="P36">Disparition forcée d’une toute jeune femme, Fidaa Mohammad Qassem, enrôlée de force auprès des Women’s Protection Unit. Elle y est probablement en danger</text:p>
          </table:table-cell>
        </table:table-row>
        <table:table-row>
          <table:table-cell table:style-name="Table1.A3" office:value-type="string">
            <text:p text:style-name="P25"><text:a xlink:type="simple" xlink:href="https://github.com/Nicolas-Grosjean/acat/raw/main/2024/04/Syrie_2024_04_AU_v2.pdf" text:style-name="Internet_20_link" text:visited-style-name="Visited_20_Internet_20_Link"><text:span text:style-name="T54">Exposé du cas</text:span></text:a><text:span text:style-name="T32">  et </text:span><text:a xlink:type="simple" xlink:href="https://github.com/Nicolas-Grosjean/acat/raw/main/2024/04/Syrie_2024_04_lettre_ENG_v2.docx" text:style-name="Internet_20_link" text:visited-style-name="Visited_20_Internet_20_Link"><text:span text:style-name="T54">lettre correspondante</text:span></text:a><text:span text:style-name="T32"> à envoyer à </text:span></text:p>
            <text:p text:style-name="P13"><text:span text:style-name="T32">General Newroz Ahmed, par voie postale via X (exécuter un copier – coller du texte, même partiel, sur X, au cas où cet email ne fonctionne pas</text:span> </text:p>
          </table:table-cell>
        </table:table-row>
        <table:table-row>
          <table:table-cell table:style-name="Table1.A4" office:value-type="string">
            <text:p text:style-name="P14"><text:span text:style-name="T31">Yémen </text:span><text:span text:style-name="T29">                                                        </text:span><text:span text:style-name="T30">(</text:span><text:span text:style-name="T40">AU_Eur )</text:span></text:p>
          </table:table-cell>
        </table:table-row>
        <table:table-row>
          <table:table-cell table:style-name="Table1.A3" office:value-type="string">
            <text:p text:style-name="P26"><text:a xlink:type="simple" xlink:href="https://github.com/Nicolas-Grosjean/acat/raw/main/2024/04/Yemen_2024_04_AU.pdf" text:style-name="Internet_20_link" text:visited-style-name="Visited_20_Internet_20_Link"><text:span text:style-name="T52">Une défenseure des droits humains bâillonnée</text:span></text:a><text:span text:style-name="T33">, sa famille en danger,… Fatma al-Arwali risque d’être exécutée par la Cour pénale spécialisée (CPS) contrôlée par les Houthis</text:span></text:p>
          </table:table-cell>
        </table:table-row>
        <table:table-row>
          <table:table-cell table:style-name="Table1.A5" office:value-type="string">
            <text:p text:style-name="P24"><text:a xlink:type="simple" xlink:href="https://github.com/Nicolas-Grosjean/acat/raw/main/2024/04/Yemen_2024_04_lettre.docx" text:style-name="Internet_20_link" text:visited-style-name="Visited_20_Internet_20_Link"><text:span text:style-name="T54">Lettre en anglais à adresser au au Porte-parole</text:span></text:a><text:span text:style-name="T32"> d'Ansarullah Mohamed Abdelsalam. [Il ne nous a nullement échappé qu’en février le groupe SOS PDM a écrit pour la libération de Fatma al-Arwali]. </text:span></text:p>
            <text:p text:style-name="P37">Espérons que ces campagnes de février et de mars porteront leurs fruits.</text:p>
            <text:p text:style-name="P44"> </text:p>
          </table:table-cell>
        </table:table-row>
        <table:table-row>
          <table:table-cell table:style-name="Table1.A2" office:value-type="string">
            <text:p text:style-name="P33">La vie de l’ACAT</text:p>
            <text:p text:style-name="P44"> </text:p>
          </table:table-cell>
        </table:table-row>
        <table:table-row>
          <table:table-cell table:style-name="Table1.A14" office:value-type="string">
            <text:p text:style-name="P19">Nous avons le plaisir de vous livrer ici quelques pistes formidables, glanées auprès des acatiens de l'ACAT Luxembourg –qui, par le biais de sa section ACAT-jeunes, les a explorées,- lors de l’un des derniers Café ACAT.</text:p>
            <text:list xml:id="list1542946542" text:style-name="L1">
              <text:list-item>
                <text:p text:style-name="P20">Prendre pied dans les établissements via des professeurs de vie et société. (Chez nous, profs de religion ou d’éthique, ou autres) ;</text:p>
              </text:list-item>
              <text:list-item>
                <text:p text:style-name="P20">Donner la parole et assister les jeunes étrangers, par exemple ; traiter de sujets qui concernent les jeunes. L’ACAT du Grand- Duché a l’opportunité de disposer de deux volontaires payés par le service national de la jeunesse -il faudrait voir en Belgique- et a de ce fait intégré des Ukrainiens et des Indiens en exil, qui sont intégrés dans le travail ACAT, et qui portent la parole ACAT dans les école ;</text:p>
              </text:list-item>
              <text:list-item>
                <text:p text:style-name="P20">Rentrer en contact avec ces jeunes gens est indispensable (envoyer des programmes ne suffit pas ) ;</text:p>
              </text:list-item>
              <text:list-item>
                <text:p text:style-name="P20">Campagne" les droits des femmes sont des droits humains". Ne pas imposer un programme fixe mais l'adapter ;</text:p>
              </text:list-item>
              <text:list-item>
                <text:p text:style-name="P20"><text:soft-page-break/>Le C de chrétien doit être ouvert, et compris/appréhendé comme coexister ;</text:p>
              </text:list-item>
              <text:list-item>
                <text:p text:style-name="P20">Quand on travaille avec les jeunes, ce moment doit être un espace libre d'expérimentation ;</text:p>
              </text:list-item>
              <text:list-item>
                <text:p text:style-name="P20">Analyser le contexte et les écoles avec un esprit d'écoute, et la porte d'entrée, lorsqu’on s’adresse aux jeunes, n'est pas nécessairement la Peine capitale ou la torture</text:p>
              </text:list-item>
            </text:list>
            <text:p text:style-name="P24"><text:span text:style-name="T10">Pour des informations plus complètes, se rendre sur : </text:span><text:a xlink:type="simple" xlink:href="https://www.youngacat.lu/" text:style-name="Internet_20_link" text:visited-style-name="Visited_20_Internet_20_Link"><text:span text:style-name="T10">https://www.youngacat.lu</text:span></text:a></text:p>
            <text:p text:style-name="P17">------------------------------------------------------------------------------------------------------------- ----------------------------------------------------------------------------------------------------------------------------</text:p>
            <text:p text:style-name="P24"> </text:p>
            <text:p text:style-name="P24"><text:span text:style-name="T13">Rappel CONFÉRENCES DE CARÊME (</text:span><text:span text:style-name="T10">3 x 2 séances sur des thématiques différentes), organisées par l'Institut de Théologie orthodoxe de Bruxelles/Institut Saint-Jean ASBL</text:span><text:a xlink:type="simple" xlink:href="http://www.ioj.be/" text:style-name="Internet_20_link" text:visited-style-name="Visited_20_Internet_20_Link"><text:span text:style-name="T23">www.ioj.be</text:span></text:a><text:span text:style-name="T10">/ certes orthodoxes, mais très enrichissantes et </text:span><text:span text:style-name="T13">ouvertes à tou·te·s  </text:span><text:span text:style-name="T12">et par vidéoconférenc</text:span><text:span text:style-name="T13">e</text:span><text:span text:style-name="T10">. </text:span></text:p>
            <text:list xml:id="list2470581507" text:style-name="L2">
              <text:list-item>
                <text:p text:style-name="P15"><text:span text:style-name="T13">Le sens du carême</text:span> <text:span text:style-name="T10">[à partir de textes liturgiques choisis],</text:span></text:p>
              </text:list-item>
              <text:list-item>
                <text:p text:style-name="P21">avec Daniel Lossky : Samedi 16 mars, 15h00-17h00 et samedi 6 avril, 15h00-17h00</text:p>
              </text:list-item>
              <text:list-item>
                <text:p text:style-name="P15"><text:span text:style-name="T13">L'attente de la Résurrection</text:span> <text:span text:style-name="T10">[à la lecture de quelques types christiques dans la fiction],</text:span></text:p>
              </text:list-item>
              <text:list-item>
                <text:p text:style-name="P21">avec Alexandra de Moffarts: samedi 23 mars, 15h00-17h00 et samedi 13 avril, 15h00-17h00</text:p>
              </text:list-item>
              <text:list-item>
                <text:p text:style-name="P15"><text:span text:style-name="T13">L'iconographie de la Passion à la Résurrection</text:span> <text:span text:style-name="T10">[analyse théologique des représentations iconographiques de la tradition liturgique],</text:span></text:p>
              </text:list-item>
              <text:list-item>
                <text:p text:style-name="P21">avec Cyrille Sollogoub: Samedi 30 mars, 15h00-17h00 et Samedi 20 avril, 15h00-17h00. <text:span text:style-name="T7">Ces conférences sont ouvertes à tous. </text:span><text:span text:style-name="T6">Le lien de connexion sera publié aux valves de l'Institut à la date de chaque conférence.</text:span></text:p>
              </text:list-item>
            </text:list>
            <text:p text:style-name="P47"> <text:span text:style-name="T10">ET </text:span></text:p>
            <text:p text:style-name="P16"><text:span text:style-name="T13">"Entre reconnaissance et responsabilité, le protestantisme peut-il nous aider à penser la société d'aujourd'hui?</text:span> <text:span text:style-name="T44">"</text:span><text:span text:style-name="T10">Conférencière:</text:span> <text:span text:style-name="T10">Laurence Flachon, pasteure à Bruxelles et membre de l’ACAT Belgique. Quand /où : Le </text:span><text:span text:style-name="T14">20 mars 2024, de 19:00 à 21:00, à la chapelle du Sacré-Coeur Rue de Montigny 50,6000 Charleroi</text:span></text:p>
            <text:p text:style-name="P17">----------------------------------------------------------------------------------------------------------------------------------------------------------------------------------------------------------------------------------------------------</text:p>
            <text:p text:style-name="P24"> </text:p>
            <text:p text:style-name="P24"><text:span text:style-name="T10">Enfin, dans la perspective de revigorer et déployer notre Asbl, nous vous rappelons qu’un réseau SOS PDM au sein de l’ACAT, qui agit mensuellement indépendamment de notre ACAT, ne demande qu’à vous accueillir. Il suffit de contacter François Visart - </text:span><text:a xlink:type="simple" xlink:href="mailto:fvisart@gmail.com-" text:style-name="Internet_20_link" text:visited-style-name="Visited_20_Internet_20_Link"><text:span text:style-name="T26">fvisart@gmail.com-</text:span></text:a><text:span text:style-name="T10">, qui se fera une joie de vous répondre.</text:span></text:p>
            <text:p text:style-name="P24"> </text:p>
          </table:table-cell>
        </table:table-row>
        <table:table-row>
          <table:table-cell table:style-name="Table1.A2" office:value-type="string">
            <text:p text:style-name="P48">Actualités de la FIACAT</text:p>
          </table:table-cell>
        </table:table-row>
        <table:table-row>
          <table:table-cell table:style-name="Table1.A4" office:value-type="string">
            <text:p text:style-name="P52"><text:span text:style-name="T20">🚩 </text:span><text:span text:style-name="T22">Les </text:span><text:span text:style-name="T23">Préoccupations de l’ACAT Sénégal et de la FIACAT</text:span><text:span text:style-name="T10"> restent, en pleine </text:span><text:a xlink:type="simple" xlink:href="https://www.france24.com/fr/info-en-continu/20240306-🔴-au-sénégal-l-élection-présidentielle-aura-lieu-le-24-mars-annonce-le-gouvernemen" text:style-name="Internet_20_link" text:visited-style-name="Visited_20_Internet_20_Link"><text:span text:style-name="T23">tourmente électorale</text:span></text:a><text:span text:style-name="T10"> dans ce pays, d’actualité.</text:span></text:p>
            <text:h text:style-name="P3" text:outline-level="2">🚩<text:span text:style-name="T24">Appel aux autorités congolaises pour sécuriser l’abolition de la peine de mort et prévenir la torture dans les lieux de privation de liberté </text:span></text:h>
            <text:h text:style-name="P3" text:outline-level="2">🚩<text:span text:style-name="T24">Réaction du mouvement abolitionniste international à la suite des propos du conseil supérieur de la défense de la république démocratique du congo </text:span></text:h>
            <text:h text:style-name="P3" text:outline-level="2"><text:soft-page-break/>🚩<text:a xlink:type="simple" xlink:href="https://www.fiacat.org/presse/communiques-de-presse/3210-lettre-ouverte-l-union-europeenne-doit-revoir-sa-politique-exterieure-dans-la-region-des-grands-lacs" text:style-name="Internet_20_link" text:visited-style-name="Visited_20_Internet_20_Link"><text:span text:style-name="T24">Lettre ouverte: L’UNION EUROPÉENNE DOIT REVOIR SA POLITIQUE EXTÉRIEURE DANS LA RÉGION DES GRANDS LACS </text:span></text:a></text:h>
            <text:p text:style-name="P27">🚩<text:span text:style-name="T45">La FIA</text:span><text:span text:style-name="T10">CAT, et votre ACAT ont cosigné une lettre intitulée </text:span><text:span text:style-name="T12">Joint statement on the European Commission’s 2024 Rule of Law Report </text:span><text:span text:style-name="T10">(pas encore publiée) qui fait état du travail continu (nécessaire) auprès des autorités nationales européennes sur des questions qui nous concernent tous, et qui, aujourd’hui restent plus que jamais de mise dans nos pays.  </text:span></text:p>
            <text:p text:style-name="P22">Les principales recommandations à la Commission sont les suivantes :</text:p>
            <text:p text:style-name="P22">1.           Renforcer l'État de droit en tant que priorité essentielle du prochain programme de la Commission ;</text:p>
            <text:p text:style-name="P22">2.           Un mandat fort pour le nouveau Commissaire à la Justice ;</text:p>
            <text:p text:style-name="P22">3.           Une meilleure auto-évaluation de l'efficacité de l'État de droit </text:p>
            <text:p text:style-name="P22">4.           Poursuivre les rapports annuels sur l'État de droit et les rendre plus contextuels et détaillés ;</text:p>
            <text:p text:style-name="P22">5.           Répondre aux préoccupations persistantes concernant l'espace civique ;</text:p>
            <text:p text:style-name="P22">6.           Prendre des mesures fermes et systématiques contre la non-application des décisions de justice ;</text:p>
            <text:p text:style-name="P22">7.           Protéger la liberté d'expression et d'information et la liberté des médias ;</text:p>
            <text:p text:style-name="P22">8.           Améliorer la visibilité et la connaissance du rapport sur l'État de droit.</text:p>
            <text:p text:style-name="P53">🚩 <text:span text:style-name="T10">Une </text:span><text:a xlink:type="simple" xlink:href="https://www.ecpm.org/pour-la-deuxieme-annee-consecutive-ecpm-la-coalition-allemande-contre-la-peine-de-mort-et-le-conseil-de-leurope-invitent-les-jeunes-europeen·nes-a-se-mobiliser-contre-la-peine-de-mort/" text:style-name="Internet_20_link" text:visited-style-name="Visited_20_Internet_20_Link"><text:span text:style-name="T23">formation gratuite organisée en partenariat avec le Conseil de l’Europe et la Coalition mondiale contre la peine de mort</text:span></text:a><text:span text:style-name="T10"> cible les jeunes vivant en Europe, âgés de 18 à 30 ans  Les frais de déplacement et d’hébergement sont entièrement pris en charge.  Pour postuler, les jeunes doivent simplement remplir un formulaire avant le 25 mars.</text:span><text:span text:style-name="T27">  </text:span><text:span text:style-name="T10">Proposez-la sans hésiter à vos enfants /petits enfants !</text:span><text:span text:style-name="T27"> </text:span></text:p>
            <text:p text:style-name="P8"> </text:p>
          </table:table-cell>
        </table:table-row>
        <table:table-row>
          <table:table-cell table:style-name="Table1.A17" office:value-type="string">
            <text:p text:style-name="P49">Rappel mensuel aux Acatiens</text:p>
          </table:table-cell>
        </table:table-row>
        <table:table-row>
          <table:table-cell table:style-name="Table1.A14" office:value-type="string">
            <text:p text:style-name="P30"><text:span text:style-name="T41">L’argent est le nerf de notre combat contre la torture. Par conséquent nous demandons à ceux et celles qui auraient oublié, de bien vouloir régler leurs cotisations pour la nouvelle année; </text:span><text:span text:style-name="T46">30€ (40 € pour les couples), sur le compte : CCP BE07 7765 9456 8166</text:span><text:span text:style-name="T36"> </text:span><text:span text:style-name="T41">en précisant bien NOMS et ADRESSES, sur le bordereau de versement ou lors de l’introduction des coordonnées bancaires. </text:span></text:p>
          </table:table-cell>
        </table:table-row>
        <table:table-row>
          <table:table-cell table:style-name="Table1.A5" office:value-type="string">
            <text:p text:style-name="P32"><text:span text:style-name="T39">Point d’actualité des Ides de mars 2024 </text:span><text:span text:style-name="T42">(avec la LDH)</text:span></text:p>
            <text:p text:style-name="P50"> </text:p>
          </table:table-cell>
        </table:table-row>
        <table:table-row>
          <table:table-cell table:style-name="Table1.A4" office:value-type="string">
            <text:p text:style-name="P28"> </text:p>
            <text:p text:style-name="P28"><text:span text:style-name="T10">En attendant un document ACAT, et en vue des élections fédérales, régionales et européennes qui se dérouleront en juin 2024, et des élections communales d’octobre 2024, la Ligue des droits humains a rassemblé ses revendications (qui rejoignent réellement les nôtres) dans son </text:span><text:a xlink:type="simple" xlink:href="https://www.liguedh.be/wp-content/uploads/2024/01/Memorandum_LDH_2024.pdf" text:style-name="Internet_20_link" text:visited-style-name="Visited_20_Internet_20_Link"><text:span text:style-name="T23">Mémorandum 2024.</text:span></text:a><text:span text:style-name="T37"> </text:span></text:p>
            <text:p text:style-name="P51"> </text:p>
          </table:table-cell>
        </table:table-row>
        <table:table-row>
          <table:table-cell table:style-name="Table1.A3" office:value-type="string">
            <text:p text:style-name="P7"/>
            <text:p text:style-name="P31"><text:span text:style-name="T43">BONNE NOUVELLE EN PROVENANCE DU MEXIQUE </text:span><text:span text:style-name="T38">!</text:span></text:p>
          </table:table-cell>
        </table:table-row>
        <table:table-row>
          <table:table-cell table:style-name="Table1.A2" office:value-type="string">
            <text:h text:style-name="P1" text:outline-level="1">Verónica Razo Casales est libre, et ce, depuis le 24 janvier 2024 !</text:h>
            <text:p text:style-name="P19"><text:soft-page-break/>En 2011, Verónica Razo Casales est accusée sans preuves d'enlèvement au Mexique. Pour obtenir des aveux, elle sera torturée, puis suivront les violences sexuelles.</text:p>
            <text:p text:style-name="P24"> <text:span text:style-name="T10">Grâce à votre mobilisation, un tribunal a ordonné sa libération!</text:span></text:p>
            <text:p text:style-name="P44"> </text:p>
          </table:table-cell>
        </table:table-row>
        <table:table-row>
          <table:table-cell table:style-name="Table1.A23" office:value-type="string">
            <text:p text:style-name="P24"> </text:p>
            <text:p text:style-name="P35">INCONTOURNABLE !</text:p>
            <text:p text:style-name="P44"> </text:p>
          </table:table-cell>
        </table:table-row>
        <table:table-row>
          <table:table-cell table:style-name="Table1.A23" office:value-type="string">
            <text:p text:style-name="P11"><text:span text:style-name="T47">·</text:span><text:span text:style-name="T2">       </text:span><text:span text:style-name="T32">Écoutez Père d’ALOISIO sur RCF, … s’entretenir avec </text:span><text:a xlink:type="simple" xlink:href="https://www.rcf.fr/culture/en-aparte?episode=462536" text:style-name="Internet_20_link" text:visited-style-name="Visited_20_Internet_20_Link"><text:span text:style-name="T23">Élisabeth Doulcet du </text:span></text:a><text:a xlink:type="simple" xlink:href="https://www.rcf.fr/culture/en-aparte?episode=462536" text:style-name="Internet_20_link" text:visited-style-name="Visited_20_Internet_20_Link"><text:span text:style-name="T24">Babel Café</text:span></text:a><text:span text:style-name="T14">, des tables de conversations pour réfugiés.</text:span></text:p>
            <text:p text:style-name="P11"><text:span text:style-name="T47">·</text:span><text:span text:style-name="T2">       </text:span><text:span text:style-name="T14">Le témoignage de la vie universitaire en Ukraine d’</text:span><text:span text:style-name="T10">Olena Hryhorevska, professeure de journalisme et de communication à l'Université métropolitaine Borys Grinchenko à Kiev. Elle explique la vie des étudiants et de leurs professeurs depuis le déclenchement de l'invasion russe. Au moyen du lien suivant</text:span><text:span text:style-name="T13">: </text:span><text:a xlink:type="simple" xlink:href="https://www.rcf.fr/actualite/lespace-europe-0?episode=461794" text:style-name="Internet_20_link" text:visited-style-name="Visited_20_Internet_20_Link"><text:span text:style-name="T23">https://www.rcf.fr/actualite/lespace-europe-0?episode=461794</text:span></text:a></text:p>
            <text:p text:style-name="P11"><text:span text:style-name="T47">·</text:span><text:span text:style-name="T2">       </text:span><text:span text:style-name="T14">Art et mémoire en ce semestre de présidence belge du conseil de l'UE :</text:span><text:span text:style-name="T10"> Père </text:span><text:a xlink:type="simple" xlink:href="https://www.rcf.fr/actualite/lespace-europe-0?episode=452650" text:style-name="Internet_20_link" text:visited-style-name="Visited_20_Internet_20_Link"><text:span text:style-name="T23">D'Aloisio reçoit Joël Benzakin et Laurence Bragard</text:span></text:a><text:span text:style-name="T10">. Pendant le premier semestre de l'année 2024, la Belgique préside le conseil de l'Union européenne. À cette occasion, le curateur indépendant Joël Benzakin a été chargé de coordonner l'exposition sur l'esplanade du Parlement européen, à Ixelles, "L'Aire d'un Souffle", des artistes belges Ann Veronica Janssens et Michel François. Pour sa part, Laurence Bragard, historienne de l'art et chargée de pédagogie à la Maison de l'histoire européenne, présente la promenade "I Walk" qui emmène sur les pas d'enfants cachés survivants de la Shoah (témoignages sonores uniques accessibles par une application pour téléphones).</text:span></text:p>
            <text:p text:style-name="P11"><text:span text:style-name="T47">·</text:span><text:span text:style-name="T2">       </text:span><text:a xlink:type="simple" xlink:href="http://lture/en-aparte" text:style-name="Internet_20_link" text:visited-style-name="Visited_20_Internet_20_Link"><text:span text:style-name="T23">Réécoutons Cécile Vanderpelen-Diagre</text:span></text:a><text:span text:style-name="T10">, professeure d'histoire du catholicisme à l'Université libre nous parler de l’histoire du catholicisme belge.</text:span></text:p>
            <text:p text:style-name="P44"> </text:p>
          </table:table-cell>
        </table:table-row>
        <table:table-row>
          <table:table-cell table:style-name="Table1.A14" office:value-type="string">
            <text:p text:style-name="P45"> <text:span text:style-name="T15">(Prier avec l’ACAT)</text:span></text:p>
            <text:p text:style-name="P38">« Le bien que tu fais »</text:p>
            <text:p text:style-name="P39">Père, je veux chanter le bien que tu fais, toi, dans l’Église et dire mon poème à l'amour que tu lui portes.</text:p>
            <text:p text:style-name="P39">Elle est faible mais combien d'actes de vie, de lieux de consolation et d'espérance portent son nom!</text:p>
            <text:p text:style-name="P39">Qui donc est sa force?</text:p>
            <text:p text:style-name="P39">Elle est souvent distraite en sa prière mais dans combien d’Églises, de chapelles, dans combien de villages se tiennent des hommes, des femmes qui vont vers toi!</text:p>
            <text:p text:style-name="P39">Qui donc habite ces cœurs?</text:p>
            <text:p text:style-name="P39">Je te dirai, Père, le poème de l’Église: elle est plusieurs, elle se déchire parfois, mais tant de fois elle se laisse pardonner, réconcilier</text:p>
            <text:p text:style-name="P39">Quelle est donc son espérance?</text:p>
            <text:p text:style-name="P39"><text:soft-page-break/>Elle est peut-être incompréhensible, et cependant elle nous nourrit, nous accueille, nous baptise, et sa Parole au milieu d'elle est largement ouverte.</text:p>
            <text:p text:style-name="P39">Qui est donc sa nourriture?</text:p>
            <text:p text:style-name="P39">Façonne-la Père, unifie-la, et garde-la colorée de mille couleurs, parlant toutes les langues de la terre, célébrant toutes les liturgies, chantant toutes sortes de chants.</text:p>
            <text:p text:style-name="P39">Et moi, je trouverai ma place, ma place unique, que rien ni personne ne pourra m’ôter.</text:p>
            <text:p text:style-name="P41">Diaconesses de Reuilly<text:span text:style-name="T6">.</text:span></text:p>
            <text:h text:style-name="P4" text:outline-level="2"> </text:h>
          </table:table-cell>
        </table:table-row>
        <table:table-row>
          <table:table-cell table:style-name="Table1.A3" office:value-type="string">
            <text:p text:style-name="P24"><text:span text:style-name="T34">Retrouvez plus d’information sur le </text:span><text:a xlink:type="simple" xlink:href="http://www.acat-belgique-francophone.be/" text:style-name="Internet_20_link" text:visited-style-name="Visited_20_Internet_20_Link"><text:span text:style-name="T35">site Internet de l’ACAT</text:span></text:a></text:p>
            <text:p text:style-name="P24"><text:span text:style-name="T34">Suivez et « soutenez » </text:span><text:a xlink:type="simple" xlink:href="https://www.facebook.com/contact.acatbef/" text:style-name="Internet_20_link" text:visited-style-name="Visited_20_Internet_20_Link"><text:span text:style-name="T35">notre page Facebook</text:span></text:a></text:p>
            <text:p text:style-name="P40">Soutenez l’ACAT en faisant un don : CCP: BE07 7765 9456 8166</text:p>
          </table:table-cell>
        </table:table-row>
        <table:table-row>
          <table:table-cell table:style-name="Table1.A2" office:value-type="string">
            <text:p text:style-name="P42">Cette lettre vous est adressée en tant que membre ou sympathisant de l’ACAT Belgique.</text:p>
            <text:p text:style-name="P42">Si vous ne souhaitez plus la recevoir, merci de le signaler en répondant à ce message.</text:p>
          </table:table-cell>
        </table:table-row>
        <table:table-row>
          <table:table-cell table:style-name="Table1.A2" office:value-type="string">
            <text:p text:style-name="P43">Action des Chrétiens pour l’Abolition de la Torture, Rue Brogniez 44, 1070 Bruxelles</text:p>
          </table:table-cell>
        </table:table-row>
      </table:table>
      <text:p text:style-name="P54"> </text:p>
      <text:p text:style-name="P55">ACAT- Belgique/ België/ Belgium Action des Chrétiens pour l'Abolition de la Torture, Rue Brogniez 44,1070 Bruxelles.</text:p>
      <text:p text:style-name="P54"><text:a xlink:type="simple" xlink:href="http://www.acat-belgique-francophone.be/" office:target-frame-name="_blank" xlink:show="new" text:style-name="Internet_20_link" text:visited-style-name="Visited_20_Internet_20_Link"><text:span text:style-name="T48"> </text:span></text:a><text:a xlink:type="simple" xlink:href="http://www.acat-belgique-francophone.be/" office:target-frame-name="_blank" xlink:show="new" text:style-name="Internet_20_link" text:visited-style-name="Visited_20_Internet_20_Link"><text:span text:style-name="T49">www.acat.be</text:span></text:a><text:span text:style-name="T49"> </text:span></text:p>
      <text:p text:style-name="P56"> </text:p>
      <text:p text:style-name="P57"><text:span text:style-name="T50">Ce mail vous est adressé en tant que membre ou sympathisant de l’ACAT Belgique. Si vous ne souhaitez plus le recevoir, merci de nous le signaler en répondant à ce message. (Règlement européen n</text:span><text:span text:style-name="T51">ᵒ</text:span><text:span text:style-name="T50">2016/679 sur la Protection des données).</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Cambria" svg:font-family="Cambria"/>
    <style:font-face style:name="DejaVu Sans" svg:font-family="'DejaVu Sans'" style:font-family-generic="system"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erif"/>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ymbol" svg:font-family="Symbol"/>
    <style:font-face style:name="Times" svg:font-family="Times"/>
    <style:font-face style:name="Times New Roman" svg:font-family="'Times New Roman'"/>
    <style:font-face style:name="Trebuchet MS" svg:font-family="'Trebuchet M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ejaVu Sans" style:font-family-asian="'DejaVu Sans'"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4T16:21:29.422751507</meta:creation-date>
    <dc:date>2024-03-24T16:22:51.410279008</dc:date>
    <meta:editing-duration>PT1M22S</meta:editing-duration>
    <meta:editing-cycles>1</meta:editing-cycles>
    <meta:document-statistic meta:table-count="1" meta:image-count="0" meta:object-count="0" meta:page-count="6" meta:paragraph-count="126" meta:word-count="2138" meta:character-count="14156" meta:non-whitespace-character-count="11763"/>
    <meta:generator>LibreOffice/7.3.7.2$Linux_X86_64 LibreOffice_project/30$Build-2</meta:generator>
  </office:meta>
</office:document-meta>
</file>